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0.7cm" fo:min-width="6.2cm"/>
      <style:paragraph-properties style:writing-mode="lr-tb"/>
    </style:style>
    <style:style style:name="gr2" style:family="graphic" style:parent-style-name="standard">
      <style:graphic-properties svg:stroke-color="#000000" draw:fill-color="#ffbf00" draw:textarea-horizontal-align="justify" draw:textarea-vertical-align="middle" draw:auto-grow-height="false" fo:min-height="0.226cm" fo:min-width="0.0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063cm"/>
      <style:paragraph-properties style:writing-mode="lr-tb"/>
    </style:style>
    <style:style style:name="gr4" style:family="graphic" style:parent-style-name="standard">
      <style:graphic-properties svg:stroke-color="#000000" draw:fill-color="#dee6ef" draw:textarea-horizontal-align="justify" draw:textarea-vertical-align="middle" draw:auto-grow-height="false" fo:min-height="1.25cm" fo:min-width="2.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6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7" style:family="graphic" style:parent-style-name="standard">
      <style:graphic-properties svg:stroke-color="#000000" draw:fill-color="#81d41a" draw:textarea-horizontal-align="justify" draw:textarea-vertical-align="middle" draw:auto-grow-height="false" fo:min-height="0.42cm" fo:min-width="2.386cm"/>
      <style:paragraph-properties style:writing-mode="lr-tb"/>
    </style:style>
    <style:style style:name="gr8" style:family="graphic" style:parent-style-name="standard">
      <style:graphic-properties svg:stroke-color="#000000" draw:fill-color="#81d41a" draw:textarea-horizontal-align="justify" draw:textarea-vertical-align="middle" draw:auto-grow-height="false" fo:min-height="0.28cm" fo:min-width="1.756cm"/>
      <style:paragraph-properties style:writing-mode="lr-tb"/>
    </style:style>
    <style:style style:name="gr9" style:family="graphic" style:parent-style-name="standard">
      <style:graphic-properties svg:stroke-color="#000000" draw:fill-color="#dee6ef" draw:textarea-horizontal-align="justify" draw:textarea-vertical-align="middle" draw:auto-grow-height="false" fo:min-height="0.649cm" fo:min-width="4.7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color="#000000" draw:fill-color="#dee6ef" draw:textarea-horizontal-align="justify" draw:textarea-vertical-align="middle" draw:auto-grow-height="false" fo:min-height="0.799cm" fo:min-width="4.297cm"/>
      <style:paragraph-properties style:writing-mode="lr-tb"/>
    </style:style>
    <style:style style:name="gr12" style:family="graphic" style:parent-style-name="objectwithoutfill">
      <style:graphic-properties svg:stroke-color="#000000" draw:fill="none" draw:fill-color="#ffffff" draw:textarea-vertical-align="middle"/>
    </style:style>
    <style:style style:name="gr13" style:family="graphic" style:parent-style-name="standard">
      <style:graphic-properties svg:stroke-color="#000000" draw:fill-color="#ffffff" draw:textarea-vertical-align="middle"/>
    </style:style>
    <style:style style:name="gr14" style:family="graphic" style:parent-style-name="standard">
      <style:graphic-properties svg:stroke-color="#000000" draw:fill-color="#f7d1d5" draw:textarea-horizontal-align="justify" draw:textarea-vertical-align="middle" draw:auto-grow-height="false" fo:min-height="0.691cm" fo:min-width="3.102cm"/>
      <style:paragraph-properties style:writing-mode="lr-tb"/>
    </style:style>
    <style:style style:name="gr15" style:family="graphic" style:parent-style-name="standard">
      <style:graphic-properties svg:stroke-color="#000000" draw:fill-color="#dee6ef" draw:textarea-horizontal-align="justify" draw:textarea-vertical-align="middle" draw:auto-grow-height="false" fo:min-height="1.249cm" fo:min-width="5.397cm"/>
      <style:paragraph-properties style:writing-mode="lr-tb"/>
    </style:style>
    <style:style style:name="gr16" style:family="graphic" style:parent-style-name="standard">
      <style:graphic-properties svg:stroke-color="#000000" draw:fill-color="#f7d1d5" draw:textarea-horizontal-align="justify" draw:textarea-vertical-align="middle" draw:auto-grow-height="false" fo:min-height="0.908cm" fo:min-width="3.798cm"/>
      <style:paragraph-properties style:writing-mode="lr-tb"/>
    </style:style>
    <style:style style:name="gr17" style:family="graphic" style:parent-style-name="standard">
      <style:graphic-properties svg:stroke-color="#000000" draw:fill-color="#81d41a" draw:textarea-horizontal-align="justify" draw:textarea-vertical-align="middle" draw:auto-grow-height="false" fo:min-height="0.493cm" fo:min-width="3.1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-color="#ffbf00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-color="#81d41a"/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7d1d5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6.7cm" svg:height="0.95cm" svg:x="1.5cm" svg:y="1.7cm">
          <text:p text:style-name="P1"><text:span text:style-name="T1">User trying to authenticate?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3" xml:id="id2" draw:id="id2" draw:layer="layout" svg:width="1.05cm" svg:height="0.95cm" svg:x="4.3cm" svg:y="3.6cm">
          <text:p text:style-name="P1"><text:span text:style-name="T1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4" draw:layer="layout" svg:width="1.75cm" svg:height="0.763cm" svg:x="6.65cm" svg:y="3.3cm">
          <draw:text-box>
            <text:p><text:span text:style-name="T1">Yes</text:span></text:p>
          </draw:text-box>
        </draw:frame>
        <draw:custom-shape draw:style-name="gr4" draw:text-style-name="P2" xml:id="id3" draw:id="id3" draw:layer="layout" svg:width="3.4cm" svg:height="1.5cm" svg:x="9.3cm" svg:y="3.3cm">
          <text:p text:style-name="P1"><text:span text:style-name="T1">Authentication success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75cm" svg:height="0.813cm" svg:x="16.25cm" svg:y="3.237cm">
          <draw:text-box>
            <text:p><text:span text:style-name="T1">Yes</text:span></text:p>
          </draw:text-box>
        </draw:frame>
        <draw:frame draw:style-name="gr6" draw:text-style-name="P4" draw:layer="layout" svg:width="1.75cm" svg:height="0.763cm" svg:x="13.65cm" svg:y="6.037cm">
          <draw:text-box>
            <text:p><text:span text:style-name="T1">No</text:span></text:p>
          </draw:text-box>
        </draw:frame>
        <draw:custom-shape draw:style-name="gr7" draw:text-style-name="P5" xml:id="id6" draw:id="id6" draw:layer="layout" svg:width="3.2cm" svg:height="0.95cm" svg:x="13.05cm" svg:y="7.9cm">
          <text:p text:style-name="P1"><text:span text:style-name="T1">GATEWA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5" xml:id="id15" draw:id="id15" draw:layer="layout" svg:width="2.5cm" svg:height="0.75cm" svg:x="16.95cm" svg:y="14.1cm">
          <text:p text:style-name="P1"><text:span text:style-name="T1">HOM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6" draw:text-style-name="P4" draw:layer="layout" svg:width="1.75cm" svg:height="0.763cm" svg:x="3.75cm" svg:y="4.738cm">
          <draw:text-box>
            <text:p><text:span text:style-name="T1">No</text:span></text:p>
          </draw:text-box>
        </draw:frame>
        <draw:custom-shape draw:style-name="gr9" draw:text-style-name="P2" xml:id="id4" draw:id="id4" draw:layer="layout" svg:width="5.299cm" svg:height="0.899cm" svg:x="2.201cm" svg:y="5.801cm">
          <text:p text:style-name="P1"><text:span text:style-name="T1">User authenticated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1.75cm" svg:height="0.763cm" svg:x="3.65cm" svg:y="9.35cm">
          <draw:text-box>
            <text:p><text:span text:style-name="T1">Yes</text:span></text:p>
          </draw:text-box>
        </draw:frame>
        <draw:frame draw:style-name="gr10" draw:text-style-name="P4" draw:layer="layout" svg:width="1.75cm" svg:height="0.962cm" svg:x="8.95cm" svg:y="7.738cm">
          <draw:text-box>
            <text:p><text:span text:style-name="T1">No</text:span></text:p>
          </draw:text-box>
        </draw:frame>
        <draw:custom-shape draw:style-name="gr11" draw:text-style-name="P2" xml:id="id8" draw:id="id8" draw:layer="layout" svg:width="4.797cm" svg:height="1.049cm" svg:x="2.403cm" svg:y="10.401cm">
          <text:p text:style-name="P1"><text:span text:style-name="T1">U</text:span><text:span text:style-name="T1">s</text:span><text:span text:style-name="T1">e</text:span><text:span text:style-name="T1">r</text:span><text:span text:style-name="T1"> </text:span><text:span text:style-name="T1">l</text:span><text:span text:style-name="T1">e</text:span><text:span text:style-name="T1">a</text:span><text:span text:style-name="T1">v</text:span><text:span text:style-name="T1">i</text:span><text:span text:style-name="T1">n</text:span><text:span text:style-name="T1">g</text:span><text:span text:style-name="T1"> </text:span><text:span text:style-name="T1">(</text:span><text:span text:style-name="T1">E</text:span><text:span text:style-name="T1">X</text:span><text:span text:style-name="T1">I</text:span><text:span text:style-name="T1">T</text:span><text:span text:style-name="T1">)</text:span><text:span text:style-name="T1">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1.05cm" svg:height="0.95cm" svg:x="14.101cm" svg:y="3.55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7" draw:id="id7" draw:layer="layout" svg:width="1.05cm" svg:height="0.95cm" svg:x="4.3cm" svg:y="7.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6" draw:layer="layout" draw:type="line" svg:x1="4.85cm" svg:y1="2.65cm" svg:x2="4.825cm" svg:y2="3.6cm" draw:start-shape="id1" draw:start-glue-point="6" draw:end-shape="id2" draw:end-glue-point="4" svg:d="M4850 2650l-25 950" svg:viewBox="0 0 26 951">
          <text:p/>
        </draw:connector>
        <draw:connector draw:style-name="gr12" draw:text-style-name="P6" draw:layer="layout" draw:type="line" svg:x1="5.35cm" svg:y1="4.075cm" svg:x2="9.3cm" svg:y2="4.05cm" draw:start-shape="id2" draw:start-glue-point="7" draw:end-shape="id3" draw:end-glue-point="5" svg:d="M5350 4075l3950-25" svg:viewBox="0 0 3951 26">
          <text:p/>
        </draw:connector>
        <draw:connector draw:style-name="gr12" draw:text-style-name="P6" draw:layer="layout" draw:type="line" svg:x1="4.825cm" svg:y1="4.55cm" svg:x2="4.851cm" svg:y2="5.801cm" draw:start-shape="id2" draw:start-glue-point="6" draw:end-shape="id4" draw:end-glue-point="4" svg:d="M4825 4550l26 1251" svg:viewBox="0 0 27 1252">
          <text:p/>
        </draw:connector>
        <draw:connector draw:style-name="gr12" draw:text-style-name="P6" draw:layer="layout" draw:type="line" svg:x1="12.7cm" svg:y1="4.05cm" svg:x2="14.101cm" svg:y2="4.026cm" draw:start-shape="id3" draw:start-glue-point="7" draw:end-shape="id5" draw:end-glue-point="5" svg:d="M12700 4050l1401-24" svg:viewBox="0 0 1402 25">
          <text:p/>
        </draw:connector>
        <draw:connector draw:style-name="gr12" draw:text-style-name="P6" draw:layer="layout" draw:type="line" svg:x1="14.626cm" svg:y1="4.501cm" svg:x2="14.65cm" svg:y2="7.9cm" draw:start-shape="id5" draw:start-glue-point="6" draw:end-shape="id6" draw:end-glue-point="4" svg:d="M14626 4501l24 3399" svg:viewBox="0 0 25 3400">
          <text:p/>
        </draw:connector>
        <draw:connector draw:style-name="gr12" draw:text-style-name="P6" draw:layer="layout" draw:type="line" svg:x1="4.851cm" svg:y1="6.7cm" svg:x2="4.825cm" svg:y2="7.9cm" draw:start-shape="id4" draw:start-glue-point="6" draw:end-shape="id7" draw:end-glue-point="4" svg:d="M4851 6700l-26 1200" svg:viewBox="0 0 27 1201">
          <text:p/>
        </draw:connector>
        <draw:connector draw:style-name="gr12" draw:text-style-name="P6" draw:layer="layout" draw:type="line" svg:x1="4.825cm" svg:y1="8.85cm" svg:x2="4.802cm" svg:y2="10.401cm" draw:start-shape="id7" draw:start-glue-point="6" draw:end-shape="id8" draw:end-glue-point="4" svg:d="M4825 8850l-23 1551" svg:viewBox="0 0 24 1552">
          <text:p/>
        </draw:connector>
        <draw:frame draw:style-name="gr6" draw:text-style-name="P4" draw:layer="layout" svg:width="1.75cm" svg:height="0.763cm" svg:x="8.75cm" svg:y="12.051cm">
          <draw:text-box>
            <text:p><text:span text:style-name="T1">Yes</text:span></text:p>
          </draw:text-box>
        </draw:frame>
        <draw:frame draw:style-name="gr10" draw:text-style-name="P4" draw:layer="layout" svg:width="1.75cm" svg:height="0.962cm" svg:x="3.65cm" svg:y="13.588cm">
          <draw:text-box>
            <text:p><text:span text:style-name="T1">No</text:span></text:p>
          </draw:text-box>
        </draw:frame>
        <draw:custom-shape draw:style-name="gr2" draw:text-style-name="P3" xml:id="id9" draw:id="id9" draw:layer="layout" svg:width="1.05cm" svg:height="0.95cm" svg:x="4.3cm" svg:y="12.50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6" draw:layer="layout" draw:type="line" svg:x1="4.802cm" svg:y1="11.45cm" svg:x2="4.825cm" svg:y2="12.501cm" draw:start-shape="id8" draw:start-glue-point="6" draw:end-shape="id9" draw:end-glue-point="4" svg:d="M4802 11450l23 1051" svg:viewBox="0 0 24 1052">
          <text:p/>
        </draw:connector>
        <draw:connector draw:style-name="gr13" draw:text-style-name="P7" xml:id="id13" draw:id="id13" draw:layer="layout" svg:x1="5.35cm" svg:y1="12.976cm" svg:x2="14.65cm" svg:y2="8.85cm" draw:start-shape="id9" draw:start-glue-point="7" draw:end-shape="id6" draw:end-glue-point="6" svg:d="M5350 12976h9300v-4126" svg:viewBox="0 0 9301 4127">
          <text:p/>
        </draw:connector>
        <draw:custom-shape draw:style-name="gr14" draw:text-style-name="P8" xml:id="id10" draw:id="id10" draw:layer="layout" svg:width="3.89cm" svg:height="1.015cm" svg:x="2.91cm" svg:y="14.685cm">
          <text:p text:style-name="P1"><text:span text:style-name="T1">T</text:span><text:span text:style-name="T1">i</text:span><text:span text:style-name="T1">m</text:span><text:span text:style-name="T1">e</text:span><text:span text:style-name="T1"> </text:span><text:span text:style-name="T1">e</text:span><text:span text:style-name="T1">x</text:span><text:span text:style-name="T1">p</text:span><text:span text:style-name="T1">i</text:span><text:span text:style-name="T1">r</text:span><text:span text:style-name="T1">e</text:span><text:span text:style-name="T1">d</text:span><text:span text:style-name="T1">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2" draw:text-style-name="P6" draw:layer="layout" draw:type="line" svg:x1="4.825cm" svg:y1="13.451cm" svg:x2="4.855cm" svg:y2="14.685cm" draw:start-shape="id9" draw:start-glue-point="6" draw:end-shape="id10" draw:end-glue-point="4" svg:d="M4825 13451l30 1234" svg:viewBox="0 0 31 1235">
          <text:p/>
        </draw:connector>
        <draw:frame draw:style-name="gr6" draw:text-style-name="P4" draw:layer="layout" svg:width="1.75cm" svg:height="0.763cm" svg:x="8.85cm" svg:y="16.152cm">
          <draw:text-box>
            <text:p><text:span text:style-name="T1">Yes</text:span></text:p>
          </draw:text-box>
        </draw:frame>
        <draw:frame draw:style-name="gr10" draw:text-style-name="P4" draw:layer="layout" svg:width="1.75cm" svg:height="0.962cm" svg:x="3.65cm" svg:y="17.789cm">
          <draw:text-box>
            <text:p><text:span text:style-name="T1">No</text:span></text:p>
          </draw:text-box>
        </draw:frame>
        <draw:custom-shape draw:style-name="gr2" draw:text-style-name="P3" xml:id="id11" draw:id="id11" draw:layer="layout" svg:width="1.05cm" svg:height="0.95cm" svg:x="4.3cm" svg:y="16.60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6" draw:layer="layout" draw:type="line" svg:x1="4.825cm" svg:y1="17.552cm" svg:x2="4.852cm" svg:y2="18.701cm" draw:start-shape="id11" draw:start-glue-point="6" draw:end-shape="id12" draw:end-glue-point="4" svg:d="M4825 17552l27 1149" svg:viewBox="0 0 28 1150">
          <text:p/>
        </draw:connector>
        <draw:connector draw:style-name="gr12" draw:text-style-name="P6" draw:layer="layout" draw:type="line" svg:x1="4.855cm" svg:y1="15.7cm" svg:x2="4.825cm" svg:y2="16.602cm" draw:start-shape="id10" draw:start-glue-point="6" draw:end-shape="id11" draw:end-glue-point="4" svg:d="M4855 15700l-30 902" svg:viewBox="0 0 31 903">
          <text:p/>
        </draw:connector>
        <draw:connector draw:style-name="gr13" draw:text-style-name="P7" draw:layer="layout" svg:x1="5.35cm" svg:y1="17.077cm" svg:x2="14.65cm" svg:y2="12.976cm" draw:start-shape="id11" draw:start-glue-point="7" draw:end-shape="id13" draw:end-glue-point="0" svg:d="M5350 17077h9300v-4101" svg:viewBox="0 0 9301 4102">
          <text:p/>
        </draw:connector>
        <draw:custom-shape draw:style-name="gr15" draw:text-style-name="P2" xml:id="id12" draw:id="id12" draw:layer="layout" svg:width="5.897cm" svg:height="1.499cm" svg:x="1.903cm" svg:y="18.701cm">
          <text:p text:style-name="P1"><text:span text:style-name="T1">Undef</text:span><text:span text:style-name="T1">ined, </text:span><text:span text:style-name="T1">non-</text:span><text:span text:style-name="T1">existe</text:span><text:span text:style-name="T1">nt or </text:span><text:span text:style-name="T1">HOM</text:span><text:span text:style-name="T1">E </text:span><text:span text:style-name="T1">route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4" draw:layer="layout" svg:width="1.75cm" svg:height="0.763cm" svg:x="10.95cm" svg:y="20.551cm">
          <draw:text-box>
            <text:p><text:span text:style-name="T1">Yes</text:span></text:p>
          </draw:text-box>
        </draw:frame>
        <draw:frame draw:style-name="gr10" draw:text-style-name="P4" draw:layer="layout" svg:width="1.75cm" svg:height="0.962cm" svg:x="3.75cm" svg:y="21.888cm">
          <draw:text-box>
            <text:p><text:span text:style-name="T1">No</text:span></text:p>
          </draw:text-box>
        </draw:frame>
        <draw:custom-shape draw:style-name="gr2" draw:text-style-name="P3" xml:id="id14" draw:id="id14" draw:layer="layout" svg:width="1.05cm" svg:height="0.95cm" svg:x="4.3cm" svg:y="20.90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6" draw:layer="layout" draw:type="line" svg:x1="4.852cm" svg:y1="20.2cm" svg:x2="4.825cm" svg:y2="20.901cm" draw:start-shape="id12" draw:start-glue-point="6" draw:end-shape="id14" draw:end-glue-point="4" svg:d="M4852 20200l-27 701" svg:viewBox="0 0 28 702">
          <text:p/>
        </draw:connector>
        <draw:connector draw:style-name="gr13" draw:text-style-name="P7" xml:id="id18" draw:id="id18" draw:layer="layout" svg:x1="5.35cm" svg:y1="21.376cm" svg:x2="18.2cm" svg:y2="14.85cm" draw:start-shape="id14" draw:start-glue-point="7" draw:end-shape="id15" draw:end-glue-point="6" svg:d="M5350 21376h12850v-6526" svg:viewBox="0 0 12851 6527">
          <text:p/>
        </draw:connector>
        <draw:connector draw:style-name="gr13" draw:text-style-name="P7" draw:layer="layout" svg:x1="15.151cm" svg:y1="4.026cm" svg:x2="18.2cm" svg:y2="14.1cm" draw:start-shape="id5" draw:start-glue-point="7" draw:end-shape="id15" draw:end-glue-point="4" svg:d="M15151 4026h3049v10074" svg:viewBox="0 0 3050 10075">
          <text:p/>
        </draw:connector>
        <draw:connector draw:style-name="gr12" draw:text-style-name="P6" draw:layer="layout" draw:type="line" svg:x1="5.35cm" svg:y1="8.375cm" svg:x2="13.05cm" svg:y2="8.375cm" draw:start-shape="id7" draw:start-glue-point="7" draw:end-shape="id6" draw:end-glue-point="5" svg:d="M5350 8375h7700" svg:viewBox="0 0 7701 1">
          <text:p/>
        </draw:connector>
        <draw:custom-shape draw:style-name="gr16" draw:text-style-name="P8" xml:id="id16" draw:id="id16" draw:layer="layout" svg:width="4.64cm" svg:height="1.25cm" svg:x="2.51cm" svg:y="22.785cm">
          <text:p text:style-name="P1"><text:span text:style-name="T1">Forbid</text:span><text:span text:style-name="T1">den </text:span><text:span text:style-name="T1">route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1.75cm" svg:height="0.763cm" svg:x="10.85cm" svg:y="24.452cm">
          <draw:text-box>
            <text:p><text:span text:style-name="T1">Yes</text:span></text:p>
          </draw:text-box>
        </draw:frame>
        <draw:frame draw:style-name="gr10" draw:text-style-name="P4" draw:layer="layout" svg:width="1.75cm" svg:height="0.962cm" svg:x="3.75cm" svg:y="26.089cm">
          <draw:text-box>
            <text:p><text:span text:style-name="T1">No</text:span></text:p>
          </draw:text-box>
        </draw:frame>
        <draw:custom-shape draw:style-name="gr2" draw:text-style-name="P3" xml:id="id17" draw:id="id17" draw:layer="layout" svg:width="1.05cm" svg:height="0.95cm" svg:x="4.3cm" svg:y="24.80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2" draw:text-style-name="P6" draw:layer="layout" draw:type="line" svg:x1="4.83cm" svg:y1="24.035cm" svg:x2="4.825cm" svg:y2="24.802cm" draw:start-shape="id16" draw:start-glue-point="6" draw:end-shape="id17" draw:end-glue-point="4" svg:d="M4830 24035l-5 767" svg:viewBox="0 0 6 768">
          <text:p/>
        </draw:connector>
        <draw:connector draw:style-name="gr12" draw:text-style-name="P6" draw:layer="layout" draw:type="line" svg:x1="4.825cm" svg:y1="21.851cm" svg:x2="4.83cm" svg:y2="22.785cm" draw:start-shape="id14" draw:start-glue-point="6" draw:end-shape="id16" draw:end-glue-point="4" svg:d="M4825 21851l5 934" svg:viewBox="0 0 6 935">
          <text:p/>
        </draw:connector>
        <draw:connector draw:style-name="gr13" draw:text-style-name="P7" draw:layer="layout" svg:x1="5.35cm" svg:y1="25.277cm" svg:x2="18.2cm" svg:y2="21.376cm" draw:start-shape="id17" draw:start-glue-point="7" draw:end-shape="id18" draw:end-glue-point="0" svg:d="M5350 25277h12850v-3901" svg:viewBox="0 0 12851 3902">
          <text:p/>
        </draw:connector>
        <draw:custom-shape draw:style-name="gr17" draw:text-style-name="P5" xml:id="id19" draw:id="id19" draw:layer="layout" svg:width="3.999cm" svg:height="1.051cm" svg:x="2.801cm" svg:y="27cm">
          <text:p text:style-name="P1"><text:span text:style-name="T1">Defin</text:span><text:span text:style-name="T1">ed </text:span><text:span text:style-name="T1">path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6" draw:layer="layout" draw:type="line" svg:x1="4.825cm" svg:y1="25.752cm" svg:x2="4.801cm" svg:y2="27cm" draw:start-shape="id17" draw:start-glue-point="6" draw:end-shape="id19" draw:end-glue-point="4" svg:d="M4825 25752l-24 1248" svg:viewBox="0 0 25 124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3T21:11:49.108237588</meta:creation-date>
    <dc:date>2022-10-03T22:49:30.028942927</dc:date>
    <meta:editing-duration>PT5M5S</meta:editing-duration>
    <meta:editing-cycles>1</meta:editing-cycles>
    <meta:document-statistic meta:object-count="52"/>
    <meta:generator>LibreOffice/7.3.6.2$Linux_X86_64 LibreOffice_project/30$Build-2</meta:generator>
  </office:meta>
</office:document-meta>
</file>